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paragraph-rsid="001524ac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Preformatted_20_Text" style:list-style-name="L4"/>
    <style:style style:name="P6" style:family="paragraph" style:parent-style-name="Preformatted_20_Text" style:list-style-name="L4">
      <style:paragraph-properties fo:margin-top="0cm" fo:margin-bottom="0.499cm" style:contextual-spacing="false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524ac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paragraph-rsid="001524ac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T1" style:family="text">
      <style:text-properties officeooo:rsid="001524a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Your Understanding (Simplified in English)</text:h>
      <text:list text:style-name="L1">
        <text:list-item>
          <text:p text:style-name="P8"><text:span text:style-name="Strong_20_Emphasis"><text:span text:style-name="Source_20_Text">filter()</text:span></text:span>:</text:p>
          <text:list>
            <text:list-item>
              <text:p text:style-name="P9">Use it to find elements in an array that satisfy a specific condition. </text:p>
            </text:list-item>
            <text:list-item>
              <text:p text:style-name="P10">Returns a new array with the elements that meet the condition. </text:p>
            </text:list-item>
          </text:list>
        </text:list-item>
        <text:list-item>
          <text:p text:style-name="P8"><text:span text:style-name="Strong_20_Emphasis"><text:span text:style-name="Source_20_Text">map()</text:span></text:span>:</text:p>
          <text:list>
            <text:list-item>
              <text:p text:style-name="P9">Use it when you want to perform the same operation on every element in an array. </text:p>
            </text:list-item>
            <text:list-item>
              <text:p text:style-name="P9">Returns a new array with transformed values. </text:p>
            </text:list-item>
          </text:list>
        </text:list-item>
        <text:list-item>
          <text:p text:style-name="P8"><text:span text:style-name="Strong_20_Emphasis"><text:span text:style-name="Source_20_Text">reduce()</text:span></text:span>:</text:p>
          <text:list>
            <text:list-item>
              <text:p text:style-name="P9">Use it to combine all elements in an array into a single value (e.g., sum, product). </text:p>
            </text:list-item>
            <text:list-item>
              <text:p text:style-name="P8">Returns a single result after processing all elements. </text:p>
            </text:list-item>
          </text:list>
        </text:list-item>
      </text:list>
      <text:p text:style-name="Horizontal_20_Line"/>
      <text:h text:style-name="Heading_20_3" text:outline-level="3">Syntax for Each Function</text:h>
      <text:h text:style-name="Heading_20_4" text:outline-level="4"><text:span text:style-name="Source_20_Text">filter()</text:span></text:h>
      <text:p text:style-name="P2"><text:span text:style-name="Source_20_Text">let result = array.filter((element) =&gt; condition);</text:span></text:p>
      <text:h text:style-name="Heading_20_4" text:outline-level="4"><text:span text:style-name="Source_20_Text">map()</text:span></text:h>
      <text:p text:style-name="P2"><text:span text:style-name="Source_20_Text">let result = array.map((element) =&gt; operation);</text:span></text:p>
      <text:h text:style-name="Heading_20_4" text:outline-level="4"><text:span text:style-name="Source_20_Text">reduce()</text:span></text:h>
      <text:p text:style-name="P2"><text:span text:style-name="Source_20_Text">let result = array.reduce((accumulator, currentValue) =&gt; operation, initialValue);</text:span></text:p>
      <text:p text:style-name="Horizontal_20_Line"/>
      <text:h text:style-name="Heading_20_3" text:outline-level="3">Single Example of Each Function</text:h>
      <text:list text:style-name="L2">
        <text:list-item>
          <text:p text:style-name="P11"><text:span text:style-name="Strong_20_Emphasis"><text:span text:style-name="Source_20_Text">filter()</text:span></text:span>: Find even numbers in an array.</text:p>
          <text:p text:style-name="P3"><text:span text:style-name="Source_20_Text">let arr = [1, 2, 3, 4, 5, 6];</text:span></text:p>
          <text:p text:style-name="P3"><text:span text:style-name="Source_20_Text">let evens = arr.filter((num) =&gt; num % 2 === 0);</text:span></text:p>
          <text:p text:style-name="P4"><text:span text:style-name="Source_20_Text">console.log(evens); // Output: [2, 4, 6]</text:span></text:p>
        </text:list-item>
        <text:list-item>
          <text:p text:style-name="P11"><text:span text:style-name="Strong_20_Emphasis"><text:span text:style-name="Source_20_Text">map()</text:span></text:span>: Double each number in an array.</text:p>
          <text:p text:style-name="P3"><text:span text:style-name="Source_20_Text">let arr = [1, 2, 3, 4];</text:span></text:p>
          <text:p text:style-name="P3"><text:span text:style-name="Source_20_Text">let doubled = arr.map((num) =&gt; num * 2);</text:span></text:p>
          <text:p text:style-name="P4"><text:span text:style-name="Source_20_Text">console.log(doubled); // Output: [2, 4, 6, 8] //</text:span><text:span text:style-name="Source_20_Text"><text:span text:style-name="T1">transformed our orignal array </text:span></text:span></text:p>
        </text:list-item>
        <text:list-item>
          <text:p text:style-name="P11"><text:span text:style-name="Strong_20_Emphasis"><text:span text:style-name="Source_20_Text">reduce()</text:span></text:span>: Find the sum of all numbers in an array.</text:p>
          <text:p text:style-name="P3"><text:span text:style-name="Source_20_Text">let arr = [10, 20, 30, 40];</text:span></text:p>
          <text:p text:style-name="P3"><text:span text:style-name="Source_20_Text">let sum = arr.reduce((prev, curr) =&gt; prev + curr, 0);</text:span></text:p>
          <text:p text:style-name="P4"><text:span text:style-name="Source_20_Text">console.log(sum); // Output: 100</text:span></text:p>
        </text:list-item>
      </text:list>
      <text:p text:style-name="Horizontal_20_Line"/>
      <text:h text:style-name="Heading_20_3" text:outline-level="3"><text:soft-page-break/>Key Takeaway for Today</text:h>
      <text:list text:style-name="L3">
        <text:list-item>
          <text:p text:style-name="P13"><text:span text:style-name="Strong_20_Emphasis"><text:span text:style-name="Source_20_Text">filter()</text:span></text:span>: Select elements that meet a condition. </text:p>
        </text:list-item>
        <text:list-item>
          <text:p text:style-name="P13"><text:span text:style-name="Strong_20_Emphasis"><text:span text:style-name="Source_20_Text">map()</text:span></text:span>: Transform elements into a new array. </text:p>
        </text:list-item>
        <text:list-item>
          <text:p text:style-name="P12"><text:span text:style-name="Strong_20_Emphasis"><text:span text:style-name="Source_20_Text">reduce()</text:span></text:span>: Combine elements into a single value. </text:p>
        </text:list-item>
      </text:list>
      <text:p text:style-name="Horizontal_20_Line"/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01:46:16.673027359</meta:creation-date>
    <dc:date>2025-01-06T01:49:44.756302260</dc:date>
    <meta:editing-duration>PT3M33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247" meta:character-count="1402" meta:non-whitespace-character-count="1194"/>
  </office:meta>
</office:document-meta>
</file>